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7.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Experiment NGRAM for ECG200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ECG200 - 200 records.</text:p>
          </table:table-cell>
          <table:table-cell office:value-type="string" calcext:value-type="string">
            <text:p>best option:</text:p>
          </table:table-cell>
          <table:table-cell office:value-type="string" calcext:value-type="string">
            <text:p>ngram: 3 alpha: 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-1' contains 67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133 records</text:p>
          </table:table-cell>
          <table:table-cell table:formula="of:=CONCATENATE([.B7];&quot; &quot;;[.B8])" office:value-type="string" office:string-value="ngram: 3 alpha: 3" calcext:value-type="string">
            <text:p>ngram: 3 alpha: 3</text:p>
          </table:table-cell>
          <table:table-cell table:formula="of:=CONCATENATE([.C7];&quot; &quot;;[.C8])" office:value-type="string" office:string-value="ngram: 3 alpha: 5" calcext:value-type="string">
            <text:p>ngram: 3 alpha: 5</text:p>
          </table:table-cell>
          <table:table-cell table:formula="of:=CONCATENATE([.D7];&quot; &quot;;[.D8])" office:value-type="string" office:string-value="ngram: 3 alpha: 11" calcext:value-type="string">
            <text:p>ngram: 3 alpha: 11</text:p>
          </table:table-cell>
          <table:table-cell table:formula="of:=CONCATENATE([.E7];&quot; &quot;;[.E8])" office:value-type="string" office:string-value="ngram: 2 alpha: 3" calcext:value-type="string">
            <text:p>ngram: 2 alpha: 3</text:p>
          </table:table-cell>
          <table:table-cell table:formula="of:=CONCATENATE([.F7];&quot; &quot;;[.F8])" office:value-type="string" office:string-value="ngram: 2 alpha: 5" calcext:value-type="string">
            <text:p>ngram: 2 alpha: 5</text:p>
          </table:table-cell>
          <table:table-cell table:formula="of:=CONCATENATE([.G7];&quot; &quot;;[.G8])" office:value-type="string" office:string-value="ngram: 2 alpha: 11" calcext:value-type="string">
            <text:p>ngram: 2 alpha: 11</text:p>
          </table:table-cell>
        </table:table-row>
        <table:table-row table:style-name="ro1">
          <table:table-cell office:value-type="string" calcext:value-type="string">
            <text:p>NGRAM for ECG200 with params: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ngram: 3</text:p>
          </table:table-cell>
          <table:table-cell table:number-columns-repeated="3" office:value-type="string" calcext:value-type="string">
            <text:p>ngram: 2</text:p>
          </table:table-cell>
        </table:table-row>
        <table:table-row table:style-name="ro1">
          <table:table-cell/>
          <table:table-cell office:value-type="string" calcext:value-type="string">
            <text:p>alpha: 3</text:p>
          </table:table-cell>
          <table:table-cell office:value-type="string" calcext:value-type="string">
            <text:p>alpha: 5</text:p>
          </table:table-cell>
          <table:table-cell office:value-type="string" calcext:value-type="string">
            <text:p>alpha: 11</text:p>
          </table:table-cell>
          <table:table-cell office:value-type="string" calcext:value-type="string">
            <text:p>alpha: 3</text:p>
          </table:table-cell>
          <table:table-cell office:value-type="string" calcext:value-type="string">
            <text:p>alpha: 5</text:p>
          </table:table-cell>
          <table:table-cell office:value-type="string" calcext:value-type="string">
            <text:p>alpha: 1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603333" calcext:value-type="float">
            <text:p>0.603333</text:p>
          </table:table-cell>
          <table:table-cell office:value-type="float" office:value="0.476667" calcext:value-type="float">
            <text:p>0.476667</text:p>
          </table:table-cell>
          <table:table-cell office:value-type="float" office:value="0.488333" calcext:value-type="float">
            <text:p>0.488333</text:p>
          </table:table-cell>
          <table:table-cell office:value-type="float" office:value="0.586667" calcext:value-type="float">
            <text:p>0.586667</text:p>
          </table:table-cell>
          <table:table-cell office:value-type="float" office:value="0.466667" calcext:value-type="float">
            <text:p>0.466667</text:p>
          </table:table-cell>
          <table:table-cell office:value-type="float" office:value="0.523333" calcext:value-type="float">
            <text:p>0.52333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645195" calcext:value-type="float">
            <text:p>0.645195</text:p>
          </table:table-cell>
          <table:table-cell office:value-type="float" office:value="0.511144" calcext:value-type="float">
            <text:p>0.511144</text:p>
          </table:table-cell>
          <table:table-cell office:value-type="float" office:value="0.536332" calcext:value-type="float">
            <text:p>0.536332</text:p>
          </table:table-cell>
          <table:table-cell office:value-type="float" office:value="0.613207" calcext:value-type="float">
            <text:p>0.613207</text:p>
          </table:table-cell>
          <table:table-cell office:value-type="float" office:value="0.50097" calcext:value-type="float">
            <text:p>0.50097</text:p>
          </table:table-cell>
          <table:table-cell office:value-type="float" office:value="0.556095" calcext:value-type="float">
            <text:p>0.556095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603333" calcext:value-type="float">
            <text:p>0.603333</text:p>
          </table:table-cell>
          <table:table-cell office:value-type="float" office:value="0.476667" calcext:value-type="float">
            <text:p>0.476667</text:p>
          </table:table-cell>
          <table:table-cell office:value-type="float" office:value="0.488333" calcext:value-type="float">
            <text:p>0.488333</text:p>
          </table:table-cell>
          <table:table-cell office:value-type="float" office:value="0.586667" calcext:value-type="float">
            <text:p>0.586667</text:p>
          </table:table-cell>
          <table:table-cell office:value-type="float" office:value="0.466667" calcext:value-type="float">
            <text:p>0.466667</text:p>
          </table:table-cell>
          <table:table-cell office:value-type="float" office:value="0.523333" calcext:value-type="float">
            <text:p>0.523333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68167" calcext:value-type="float">
            <text:p>0.68167</text:p>
          </table:table-cell>
          <table:table-cell office:value-type="float" office:value="0.516637" calcext:value-type="float">
            <text:p>0.516637</text:p>
          </table:table-cell>
          <table:table-cell office:value-type="float" office:value="0.586705" calcext:value-type="float">
            <text:p>0.586705</text:p>
          </table:table-cell>
          <table:table-cell office:value-type="float" office:value="0.609084" calcext:value-type="float">
            <text:p>0.609084</text:p>
          </table:table-cell>
          <table:table-cell office:value-type="float" office:value="0.504193" calcext:value-type="float">
            <text:p>0.504193</text:p>
          </table:table-cell>
          <table:table-cell office:value-type="float" office:value="0.559897" calcext:value-type="float">
            <text:p>0.559897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641077" calcext:value-type="float">
            <text:p>0.641077</text:p>
          </table:table-cell>
          <table:table-cell office:value-type="float" office:value="0.496248" calcext:value-type="float">
            <text:p>0.496248</text:p>
          </table:table-cell>
          <table:table-cell office:value-type="float" office:value="0.535223" calcext:value-type="float">
            <text:p>0.535223</text:p>
          </table:table-cell>
          <table:table-cell office:value-type="float" office:value="0.597696" calcext:value-type="float">
            <text:p>0.597696</text:p>
          </table:table-cell>
          <table:table-cell office:value-type="float" office:value="0.485067" calcext:value-type="float">
            <text:p>0.485067</text:p>
          </table:table-cell>
          <table:table-cell office:value-type="float" office:value="0.541145" calcext:value-type="float">
            <text:p>0.541145</text:p>
          </table:table-cell>
        </table:table-row>
        <table:table-row table:style-name="ro1">
          <table:table-cell office:value-type="string" calcext:value-type="string">
            <text:p>PCC:</text:p>
          </table:table-cell>
          <table:table-cell office:value-type="float" office:value="0.603333" calcext:value-type="float">
            <text:p>0.603333</text:p>
          </table:table-cell>
          <table:table-cell office:value-type="float" office:value="0.476667" calcext:value-type="float">
            <text:p>0.476667</text:p>
          </table:table-cell>
          <table:table-cell office:value-type="float" office:value="0.488333" calcext:value-type="float">
            <text:p>0.488333</text:p>
          </table:table-cell>
          <table:table-cell office:value-type="float" office:value="0.586667" calcext:value-type="float">
            <text:p>0.586667</text:p>
          </table:table-cell>
          <table:table-cell office:value-type="float" office:value="0.466667" calcext:value-type="float">
            <text:p>0.466667</text:p>
          </table:table-cell>
          <table:table-cell office:value-type="float" office:value="0.523333" calcext:value-type="float">
            <text:p>0.523333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0.518S</text:p>
          </table:table-cell>
          <table:table-cell table:formula="of:=MAX([.B10:.B15])" office:value-type="float" office:value="0.68167" calcext:value-type="float">
            <text:p>0.68167</text:p>
          </table:table-cell>
          <table:table-cell table:formula="of:=MAX([.C10:.C15])" office:value-type="float" office:value="0.516637" calcext:value-type="float">
            <text:p>0.516637</text:p>
          </table:table-cell>
          <table:table-cell table:formula="of:=MAX([.D10:.D15])" office:value-type="float" office:value="0.586705" calcext:value-type="float">
            <text:p>0.586705</text:p>
          </table:table-cell>
          <table:table-cell table:formula="of:=MAX([.E10:.E15])" office:value-type="float" office:value="0.613207" calcext:value-type="float">
            <text:p>0.613207</text:p>
          </table:table-cell>
          <table:table-cell table:formula="of:=MAX([.F10:.F15])" office:value-type="float" office:value="0.504193" calcext:value-type="float">
            <text:p>0.504193</text:p>
          </table:table-cell>
          <table:table-cell table:formula="of:=MAX([.G10:.G15])" office:value-type="float" office:value="0.559897" calcext:value-type="float">
            <text:p>0.559897</text:p>
          </table:table-cell>
        </table:table-row>
        <table:table-row table:style-name="ro1">
          <table:table-cell/>
          <table:table-cell table:formula="of:=LOOKUP(MAX([.B17:.G17]);[.B17:.G17];[.$B$5:.$G$5])" office:value-type="string" office:string-value="ngram: 3 alpha: 3" calcext:value-type="string">
            <text:p>ngram: 3 alpha: 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xperiment NGRAM for ECGFIVEDAYS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ECGFiveDays - 884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442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442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GRAM for ECGFIVEDAYS with param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gram: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pha: 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455505" calcext:value-type="float">
            <text:p>0.455505</text:p>
          </table:table-cell>
          <table:table-cell office:value-type="float" office:value="0.617647" calcext:value-type="float">
            <text:p>0.617647</text:p>
          </table:table-cell>
          <table:table-cell office:value-type="float" office:value="0.736425" calcext:value-type="float">
            <text:p>0.736425</text:p>
          </table:table-cell>
          <table:table-cell office:value-type="float" office:value="0.50264" calcext:value-type="float">
            <text:p>0.50264</text:p>
          </table:table-cell>
          <table:table-cell office:value-type="float" office:value="0.624811" calcext:value-type="float">
            <text:p>0.624811</text:p>
          </table:table-cell>
          <table:table-cell office:value-type="float" office:value="0.739442" calcext:value-type="float">
            <text:p>0.739442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451042" calcext:value-type="float">
            <text:p>0.451042</text:p>
          </table:table-cell>
          <table:table-cell office:value-type="float" office:value="0.621456" calcext:value-type="float">
            <text:p>0.621456</text:p>
          </table:table-cell>
          <table:table-cell office:value-type="float" office:value="0.737741" calcext:value-type="float">
            <text:p>0.737741</text:p>
          </table:table-cell>
          <table:table-cell office:value-type="float" office:value="0.502637" calcext:value-type="float">
            <text:p>0.502637</text:p>
          </table:table-cell>
          <table:table-cell office:value-type="float" office:value="0.62971" calcext:value-type="float">
            <text:p>0.62971</text:p>
          </table:table-cell>
          <table:table-cell office:value-type="float" office:value="0.741712" calcext:value-type="float">
            <text:p>0.741712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455505" calcext:value-type="float">
            <text:p>0.455505</text:p>
          </table:table-cell>
          <table:table-cell office:value-type="float" office:value="0.617647" calcext:value-type="float">
            <text:p>0.617647</text:p>
          </table:table-cell>
          <table:table-cell office:value-type="float" office:value="0.736425" calcext:value-type="float">
            <text:p>0.736425</text:p>
          </table:table-cell>
          <table:table-cell office:value-type="float" office:value="0.50264" calcext:value-type="float">
            <text:p>0.50264</text:p>
          </table:table-cell>
          <table:table-cell office:value-type="float" office:value="0.624811" calcext:value-type="float">
            <text:p>0.624811</text:p>
          </table:table-cell>
          <table:table-cell office:value-type="float" office:value="0.739442" calcext:value-type="float">
            <text:p>0.739442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455505" calcext:value-type="float">
            <text:p>0.455505</text:p>
          </table:table-cell>
          <table:table-cell office:value-type="float" office:value="0.617647" calcext:value-type="float">
            <text:p>0.617647</text:p>
          </table:table-cell>
          <table:table-cell office:value-type="float" office:value="0.736425" calcext:value-type="float">
            <text:p>0.736425</text:p>
          </table:table-cell>
          <table:table-cell office:value-type="float" office:value="0.50264" calcext:value-type="float">
            <text:p>0.50264</text:p>
          </table:table-cell>
          <table:table-cell office:value-type="float" office:value="0.624811" calcext:value-type="float">
            <text:p>0.624811</text:p>
          </table:table-cell>
          <table:table-cell office:value-type="float" office:value="0.739442" calcext:value-type="float">
            <text:p>0.739442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455505" calcext:value-type="float">
            <text:p>0.455505</text:p>
          </table:table-cell>
          <table:table-cell office:value-type="float" office:value="0.617647" calcext:value-type="float">
            <text:p>0.617647</text:p>
          </table:table-cell>
          <table:table-cell office:value-type="float" office:value="0.736425" calcext:value-type="float">
            <text:p>0.736425</text:p>
          </table:table-cell>
          <table:table-cell office:value-type="float" office:value="0.50264" calcext:value-type="float">
            <text:p>0.50264</text:p>
          </table:table-cell>
          <table:table-cell office:value-type="float" office:value="0.624811" calcext:value-type="float">
            <text:p>0.624811</text:p>
          </table:table-cell>
          <table:table-cell office:value-type="float" office:value="0.739442" calcext:value-type="float">
            <text:p>0.739442</text:p>
          </table:table-cell>
        </table:table-row>
        <table:table-row table:style-name="ro1">
          <table:table-cell office:value-type="string" calcext:value-type="string">
            <text:p>PCC:</text:p>
          </table:table-cell>
          <table:table-cell office:value-type="float" office:value="0.455505" calcext:value-type="float">
            <text:p>0.455505</text:p>
          </table:table-cell>
          <table:table-cell office:value-type="float" office:value="0.617647" calcext:value-type="float">
            <text:p>0.617647</text:p>
          </table:table-cell>
          <table:table-cell office:value-type="float" office:value="0.736425" calcext:value-type="float">
            <text:p>0.736425</text:p>
          </table:table-cell>
          <table:table-cell office:value-type="float" office:value="0.50264" calcext:value-type="float">
            <text:p>0.50264</text:p>
          </table:table-cell>
          <table:table-cell office:value-type="float" office:value="0.624811" calcext:value-type="float">
            <text:p>0.624811</text:p>
          </table:table-cell>
          <table:table-cell office:value-type="float" office:value="0.739442" calcext:value-type="float">
            <text:p>0.739442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1.07S</text:p>
          </table:table-cell>
          <table:table-cell table:formula="of:=MAX([.B29:.B34])" office:value-type="float" office:value="0.455505" calcext:value-type="float">
            <text:p>0.455505</text:p>
          </table:table-cell>
          <table:table-cell table:formula="of:=MAX([.C29:.C34])" office:value-type="float" office:value="0.621456" calcext:value-type="float">
            <text:p>0.621456</text:p>
          </table:table-cell>
          <table:table-cell table:formula="of:=MAX([.D29:.D34])" office:value-type="float" office:value="0.737741" calcext:value-type="float">
            <text:p>0.737741</text:p>
          </table:table-cell>
          <table:table-cell table:formula="of:=MAX([.E29:.E34])" office:value-type="float" office:value="0.50264" calcext:value-type="float">
            <text:p>0.50264</text:p>
          </table:table-cell>
          <table:table-cell table:formula="of:=MAX([.F29:.F34])" office:value-type="float" office:value="0.62971" calcext:value-type="float">
            <text:p>0.62971</text:p>
          </table:table-cell>
          <table:table-cell table:formula="of:=MAX([.G29:.G34])" office:value-type="float" office:value="0.741712" calcext:value-type="float">
            <text:p>0.741712</text:p>
          </table:table-cell>
        </table:table-row>
        <table:table-row table:style-name="ro1">
          <table:table-cell/>
          <table:table-cell table:formula="of:=LOOKUP(MAX([.B36:.G36]);[.B36:.G36];[.$B$5:.$G$5])" office:value-type="string" office:string-value="ngram: 2 alpha: 11" calcext:value-type="string">
            <text:p>ngram: 2 alpha: 1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xperiment NGRAM for TWOLEADECG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TwoLeadECG - 1162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581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581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GRAM for TWOLEADECG with param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gram: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pha: 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540734" calcext:value-type="float">
            <text:p>0.540734</text:p>
          </table:table-cell>
          <table:table-cell office:value-type="float" office:value="0.746988" calcext:value-type="float">
            <text:p>0.746988</text:p>
          </table:table-cell>
          <table:table-cell office:value-type="float" office:value="0.812106" calcext:value-type="float">
            <text:p>0.812106</text:p>
          </table:table-cell>
          <table:table-cell office:value-type="float" office:value="0.559954" calcext:value-type="float">
            <text:p>0.559954</text:p>
          </table:table-cell>
          <table:table-cell office:value-type="float" office:value="0.751004" calcext:value-type="float">
            <text:p>0.751004</text:p>
          </table:table-cell>
          <table:table-cell office:value-type="float" office:value="0.806942" calcext:value-type="float">
            <text:p>0.806942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540955" calcext:value-type="float">
            <text:p>0.540955</text:p>
          </table:table-cell>
          <table:table-cell office:value-type="float" office:value="0.754676" calcext:value-type="float">
            <text:p>0.754676</text:p>
          </table:table-cell>
          <table:table-cell office:value-type="float" office:value="0.815293" calcext:value-type="float">
            <text:p>0.815293</text:p>
          </table:table-cell>
          <table:table-cell office:value-type="float" office:value="0.56016" calcext:value-type="float">
            <text:p>0.56016</text:p>
          </table:table-cell>
          <table:table-cell office:value-type="float" office:value="0.754922" calcext:value-type="float">
            <text:p>0.754922</text:p>
          </table:table-cell>
          <table:table-cell office:value-type="float" office:value="0.809444" calcext:value-type="float">
            <text:p>0.809444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540734" calcext:value-type="float">
            <text:p>0.540734</text:p>
          </table:table-cell>
          <table:table-cell office:value-type="float" office:value="0.746988" calcext:value-type="float">
            <text:p>0.746988</text:p>
          </table:table-cell>
          <table:table-cell office:value-type="float" office:value="0.812106" calcext:value-type="float">
            <text:p>0.812106</text:p>
          </table:table-cell>
          <table:table-cell office:value-type="float" office:value="0.559954" calcext:value-type="float">
            <text:p>0.559954</text:p>
          </table:table-cell>
          <table:table-cell office:value-type="float" office:value="0.751004" calcext:value-type="float">
            <text:p>0.751004</text:p>
          </table:table-cell>
          <table:table-cell office:value-type="float" office:value="0.806942" calcext:value-type="float">
            <text:p>0.806942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540734" calcext:value-type="float">
            <text:p>0.540734</text:p>
          </table:table-cell>
          <table:table-cell office:value-type="float" office:value="0.746988" calcext:value-type="float">
            <text:p>0.746988</text:p>
          </table:table-cell>
          <table:table-cell office:value-type="float" office:value="0.812106" calcext:value-type="float">
            <text:p>0.812106</text:p>
          </table:table-cell>
          <table:table-cell office:value-type="float" office:value="0.559954" calcext:value-type="float">
            <text:p>0.559954</text:p>
          </table:table-cell>
          <table:table-cell office:value-type="float" office:value="0.751004" calcext:value-type="float">
            <text:p>0.751004</text:p>
          </table:table-cell>
          <table:table-cell office:value-type="float" office:value="0.806942" calcext:value-type="float">
            <text:p>0.806942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540734" calcext:value-type="float">
            <text:p>0.540734</text:p>
          </table:table-cell>
          <table:table-cell office:value-type="float" office:value="0.746988" calcext:value-type="float">
            <text:p>0.746988</text:p>
          </table:table-cell>
          <table:table-cell office:value-type="float" office:value="0.812106" calcext:value-type="float">
            <text:p>0.812106</text:p>
          </table:table-cell>
          <table:table-cell office:value-type="float" office:value="0.559954" calcext:value-type="float">
            <text:p>0.559954</text:p>
          </table:table-cell>
          <table:table-cell office:value-type="float" office:value="0.751004" calcext:value-type="float">
            <text:p>0.751004</text:p>
          </table:table-cell>
          <table:table-cell office:value-type="float" office:value="0.806942" calcext:value-type="float">
            <text:p>0.806942</text:p>
          </table:table-cell>
        </table:table-row>
        <table:table-row table:style-name="ro1">
          <table:table-cell office:value-type="string" calcext:value-type="string">
            <text:p>PCC:</text:p>
          </table:table-cell>
          <table:table-cell office:value-type="float" office:value="0.540734" calcext:value-type="float">
            <text:p>0.540734</text:p>
          </table:table-cell>
          <table:table-cell office:value-type="float" office:value="0.746988" calcext:value-type="float">
            <text:p>0.746988</text:p>
          </table:table-cell>
          <table:table-cell office:value-type="float" office:value="0.812106" calcext:value-type="float">
            <text:p>0.812106</text:p>
          </table:table-cell>
          <table:table-cell office:value-type="float" office:value="0.559954" calcext:value-type="float">
            <text:p>0.559954</text:p>
          </table:table-cell>
          <table:table-cell office:value-type="float" office:value="0.751004" calcext:value-type="float">
            <text:p>0.751004</text:p>
          </table:table-cell>
          <table:table-cell office:value-type="float" office:value="0.806942" calcext:value-type="float">
            <text:p>0.806942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0.578S</text:p>
          </table:table-cell>
          <table:table-cell table:formula="of:=MAX([.B48:.B53])" office:value-type="float" office:value="0.540955" calcext:value-type="float">
            <text:p>0.540955</text:p>
          </table:table-cell>
          <table:table-cell table:formula="of:=MAX([.C48:.C53])" office:value-type="float" office:value="0.754676" calcext:value-type="float">
            <text:p>0.754676</text:p>
          </table:table-cell>
          <table:table-cell table:formula="of:=MAX([.D48:.D53])" office:value-type="float" office:value="0.815293" calcext:value-type="float">
            <text:p>0.815293</text:p>
          </table:table-cell>
          <table:table-cell table:formula="of:=MAX([.E48:.E53])" office:value-type="float" office:value="0.56016" calcext:value-type="float">
            <text:p>0.56016</text:p>
          </table:table-cell>
          <table:table-cell table:formula="of:=MAX([.F48:.F53])" office:value-type="float" office:value="0.754922" calcext:value-type="float">
            <text:p>0.754922</text:p>
          </table:table-cell>
          <table:table-cell table:formula="of:=MAX([.G48:.G53])" office:value-type="float" office:value="0.809444" calcext:value-type="float">
            <text:p>0.809444</text:p>
          </table:table-cell>
        </table:table-row>
        <table:table-row table:style-name="ro1">
          <table:table-cell/>
          <table:table-cell table:formula="of:=LOOKUP(MAX([.B55:.G55]);[.B55:.G55];[.$B$5:.$G$5])" office:value-type="string" office:string-value="ngram: 3 alpha: 11" calcext:value-type="string">
            <text:p>ngram: 3 alpha: 1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xperiment NGRAM for YOGA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yoga - 3300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1530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1770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GRAM for YOGA with param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gram: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pha: 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567677" calcext:value-type="float">
            <text:p>0.567677</text:p>
          </table:table-cell>
          <table:table-cell office:value-type="float" office:value="0.577374" calcext:value-type="float">
            <text:p>0.577374</text:p>
          </table:table-cell>
          <table:table-cell office:value-type="float" office:value="0.610909" calcext:value-type="float">
            <text:p>0.610909</text:p>
          </table:table-cell>
          <table:table-cell office:value-type="float" office:value="0.575051" calcext:value-type="float">
            <text:p>0.575051</text:p>
          </table:table-cell>
          <table:table-cell office:value-type="float" office:value="0.581919" calcext:value-type="float">
            <text:p>0.581919</text:p>
          </table:table-cell>
          <table:table-cell office:value-type="float" office:value="0.599899" calcext:value-type="float">
            <text:p>0.599899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571296" calcext:value-type="float">
            <text:p>0.571296</text:p>
          </table:table-cell>
          <table:table-cell office:value-type="float" office:value="0.579994" calcext:value-type="float">
            <text:p>0.579994</text:p>
          </table:table-cell>
          <table:table-cell office:value-type="float" office:value="0.618132" calcext:value-type="float">
            <text:p>0.618132</text:p>
          </table:table-cell>
          <table:table-cell office:value-type="float" office:value="0.577688" calcext:value-type="float">
            <text:p>0.577688</text:p>
          </table:table-cell>
          <table:table-cell office:value-type="float" office:value="0.583807" calcext:value-type="float">
            <text:p>0.583807</text:p>
          </table:table-cell>
          <table:table-cell office:value-type="float" office:value="0.608661" calcext:value-type="float">
            <text:p>0.608661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567677" calcext:value-type="float">
            <text:p>0.567677</text:p>
          </table:table-cell>
          <table:table-cell office:value-type="float" office:value="0.577374" calcext:value-type="float">
            <text:p>0.577374</text:p>
          </table:table-cell>
          <table:table-cell office:value-type="float" office:value="0.610909" calcext:value-type="float">
            <text:p>0.610909</text:p>
          </table:table-cell>
          <table:table-cell office:value-type="float" office:value="0.575051" calcext:value-type="float">
            <text:p>0.575051</text:p>
          </table:table-cell>
          <table:table-cell office:value-type="float" office:value="0.581919" calcext:value-type="float">
            <text:p>0.581919</text:p>
          </table:table-cell>
          <table:table-cell office:value-type="float" office:value="0.599899" calcext:value-type="float">
            <text:p>0.599899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575398" calcext:value-type="float">
            <text:p>0.575398</text:p>
          </table:table-cell>
          <table:table-cell office:value-type="float" office:value="0.582303" calcext:value-type="float">
            <text:p>0.582303</text:p>
          </table:table-cell>
          <table:table-cell office:value-type="float" office:value="0.625175" calcext:value-type="float">
            <text:p>0.625175</text:p>
          </table:table-cell>
          <table:table-cell office:value-type="float" office:value="0.580029" calcext:value-type="float">
            <text:p>0.580029</text:p>
          </table:table-cell>
          <table:table-cell office:value-type="float" office:value="0.584666" calcext:value-type="float">
            <text:p>0.584666</text:p>
          </table:table-cell>
          <table:table-cell office:value-type="float" office:value="0.616928" calcext:value-type="float">
            <text:p>0.616928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571524" calcext:value-type="float">
            <text:p>0.571524</text:p>
          </table:table-cell>
          <table:table-cell office:value-type="float" office:value="0.579833" calcext:value-type="float">
            <text:p>0.579833</text:p>
          </table:table-cell>
          <table:table-cell office:value-type="float" office:value="0.618001" calcext:value-type="float">
            <text:p>0.618001</text:p>
          </table:table-cell>
          <table:table-cell office:value-type="float" office:value="0.577534" calcext:value-type="float">
            <text:p>0.577534</text:p>
          </table:table-cell>
          <table:table-cell office:value-type="float" office:value="0.583291" calcext:value-type="float">
            <text:p>0.583291</text:p>
          </table:table-cell>
          <table:table-cell office:value-type="float" office:value="0.608354" calcext:value-type="float">
            <text:p>0.608354</text:p>
          </table:table-cell>
        </table:table-row>
        <table:table-row table:style-name="ro1">
          <table:table-cell office:value-type="string" calcext:value-type="string">
            <text:p>PCC:</text:p>
          </table:table-cell>
          <table:table-cell office:value-type="float" office:value="0.567677" calcext:value-type="float">
            <text:p>0.567677</text:p>
          </table:table-cell>
          <table:table-cell office:value-type="float" office:value="0.577374" calcext:value-type="float">
            <text:p>0.577374</text:p>
          </table:table-cell>
          <table:table-cell office:value-type="float" office:value="0.610909" calcext:value-type="float">
            <text:p>0.610909</text:p>
          </table:table-cell>
          <table:table-cell office:value-type="float" office:value="0.575051" calcext:value-type="float">
            <text:p>0.575051</text:p>
          </table:table-cell>
          <table:table-cell office:value-type="float" office:value="0.581919" calcext:value-type="float">
            <text:p>0.581919</text:p>
          </table:table-cell>
          <table:table-cell office:value-type="float" office:value="0.599899" calcext:value-type="float">
            <text:p>0.599899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4.355S</text:p>
          </table:table-cell>
          <table:table-cell table:formula="of:=MAX([.B67:.B72])" office:value-type="float" office:value="0.575398" calcext:value-type="float">
            <text:p>0.575398</text:p>
          </table:table-cell>
          <table:table-cell table:formula="of:=MAX([.C67:.C72])" office:value-type="float" office:value="0.582303" calcext:value-type="float">
            <text:p>0.582303</text:p>
          </table:table-cell>
          <table:table-cell table:formula="of:=MAX([.D67:.D72])" office:value-type="float" office:value="0.625175" calcext:value-type="float">
            <text:p>0.625175</text:p>
          </table:table-cell>
          <table:table-cell table:formula="of:=MAX([.E67:.E72])" office:value-type="float" office:value="0.580029" calcext:value-type="float">
            <text:p>0.580029</text:p>
          </table:table-cell>
          <table:table-cell table:formula="of:=MAX([.F67:.F72])" office:value-type="float" office:value="0.584666" calcext:value-type="float">
            <text:p>0.584666</text:p>
          </table:table-cell>
          <table:table-cell table:formula="of:=MAX([.G67:.G72])" office:value-type="float" office:value="0.616928" calcext:value-type="float">
            <text:p>0.616928</text:p>
          </table:table-cell>
        </table:table-row>
        <table:table-row table:style-name="ro1">
          <table:table-cell/>
          <table:table-cell table:formula="of:=LOOKUP(MAX([.B74:.G74]);[.B74:.G74];[.$B$5:.$G$5])" office:value-type="string" office:string-value="ngram: 3 alpha: 11" calcext:value-type="string">
            <text:p>ngram: 3 alpha: 1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xperiment NGRAM for MOTESTRAIN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MoteStrain - 1272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587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685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GRAM for MOTESTRAIN with param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gram: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pha: 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637055" calcext:value-type="float">
            <text:p>0.637055</text:p>
          </table:table-cell>
          <table:table-cell office:value-type="float" office:value="0.794811" calcext:value-type="float">
            <text:p>0.794811</text:p>
          </table:table-cell>
          <table:table-cell office:value-type="float" office:value="0.830189" calcext:value-type="float">
            <text:p>0.830189</text:p>
          </table:table-cell>
          <table:table-cell office:value-type="float" office:value="0.611897" calcext:value-type="float">
            <text:p>0.611897</text:p>
          </table:table-cell>
          <table:table-cell office:value-type="float" office:value="0.790094" calcext:value-type="float">
            <text:p>0.790094</text:p>
          </table:table-cell>
          <table:table-cell office:value-type="float" office:value="0.818134" calcext:value-type="float">
            <text:p>0.818134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637054" calcext:value-type="float">
            <text:p>0.637054</text:p>
          </table:table-cell>
          <table:table-cell office:value-type="float" office:value="0.795204" calcext:value-type="float">
            <text:p>0.795204</text:p>
          </table:table-cell>
          <table:table-cell office:value-type="float" office:value="0.830165" calcext:value-type="float">
            <text:p>0.830165</text:p>
          </table:table-cell>
          <table:table-cell office:value-type="float" office:value="0.611452" calcext:value-type="float">
            <text:p>0.611452</text:p>
          </table:table-cell>
          <table:table-cell office:value-type="float" office:value="0.790253" calcext:value-type="float">
            <text:p>0.790253</text:p>
          </table:table-cell>
          <table:table-cell office:value-type="float" office:value="0.818066" calcext:value-type="float">
            <text:p>0.818066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637055" calcext:value-type="float">
            <text:p>0.637055</text:p>
          </table:table-cell>
          <table:table-cell office:value-type="float" office:value="0.794811" calcext:value-type="float">
            <text:p>0.794811</text:p>
          </table:table-cell>
          <table:table-cell office:value-type="float" office:value="0.830189" calcext:value-type="float">
            <text:p>0.830189</text:p>
          </table:table-cell>
          <table:table-cell office:value-type="float" office:value="0.611897" calcext:value-type="float">
            <text:p>0.611897</text:p>
          </table:table-cell>
          <table:table-cell office:value-type="float" office:value="0.790094" calcext:value-type="float">
            <text:p>0.790094</text:p>
          </table:table-cell>
          <table:table-cell office:value-type="float" office:value="0.818134" calcext:value-type="float">
            <text:p>0.818134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632679" calcext:value-type="float">
            <text:p>0.632679</text:p>
          </table:table-cell>
          <table:table-cell office:value-type="float" office:value="0.785821" calcext:value-type="float">
            <text:p>0.785821</text:p>
          </table:table-cell>
          <table:table-cell office:value-type="float" office:value="0.827836" calcext:value-type="float">
            <text:p>0.827836</text:p>
          </table:table-cell>
          <table:table-cell office:value-type="float" office:value="0.604622" calcext:value-type="float">
            <text:p>0.604622</text:p>
          </table:table-cell>
          <table:table-cell office:value-type="float" office:value="0.782104" calcext:value-type="float">
            <text:p>0.782104</text:p>
          </table:table-cell>
          <table:table-cell office:value-type="float" office:value="0.813687" calcext:value-type="float">
            <text:p>0.813687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634863" calcext:value-type="float">
            <text:p>0.634863</text:p>
          </table:table-cell>
          <table:table-cell office:value-type="float" office:value="0.790303" calcext:value-type="float">
            <text:p>0.790303</text:p>
          </table:table-cell>
          <table:table-cell office:value-type="float" office:value="0.829011" calcext:value-type="float">
            <text:p>0.829011</text:p>
          </table:table-cell>
          <table:table-cell office:value-type="float" office:value="0.608249" calcext:value-type="float">
            <text:p>0.608249</text:p>
          </table:table-cell>
          <table:table-cell office:value-type="float" office:value="0.786089" calcext:value-type="float">
            <text:p>0.786089</text:p>
          </table:table-cell>
          <table:table-cell office:value-type="float" office:value="0.815908" calcext:value-type="float">
            <text:p>0.815908</text:p>
          </table:table-cell>
        </table:table-row>
        <table:table-row table:style-name="ro1">
          <table:table-cell office:value-type="string" calcext:value-type="string">
            <text:p>PCC:</text:p>
          </table:table-cell>
          <table:table-cell office:value-type="float" office:value="0.637055" calcext:value-type="float">
            <text:p>0.637055</text:p>
          </table:table-cell>
          <table:table-cell office:value-type="float" office:value="0.794811" calcext:value-type="float">
            <text:p>0.794811</text:p>
          </table:table-cell>
          <table:table-cell office:value-type="float" office:value="0.830189" calcext:value-type="float">
            <text:p>0.830189</text:p>
          </table:table-cell>
          <table:table-cell office:value-type="float" office:value="0.611897" calcext:value-type="float">
            <text:p>0.611897</text:p>
          </table:table-cell>
          <table:table-cell office:value-type="float" office:value="0.790094" calcext:value-type="float">
            <text:p>0.790094</text:p>
          </table:table-cell>
          <table:table-cell office:value-type="float" office:value="0.818134" calcext:value-type="float">
            <text:p>0.818134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0.484S</text:p>
          </table:table-cell>
          <table:table-cell table:formula="of:=MAX([.B86:.B91])" office:value-type="float" office:value="0.637055" calcext:value-type="float">
            <text:p>0.637055</text:p>
          </table:table-cell>
          <table:table-cell table:formula="of:=MAX([.C86:.C91])" office:value-type="float" office:value="0.795204" calcext:value-type="float">
            <text:p>0.795204</text:p>
          </table:table-cell>
          <table:table-cell table:formula="of:=MAX([.D86:.D91])" office:value-type="float" office:value="0.830189" calcext:value-type="float">
            <text:p>0.830189</text:p>
          </table:table-cell>
          <table:table-cell table:formula="of:=MAX([.E86:.E91])" office:value-type="float" office:value="0.611897" calcext:value-type="float">
            <text:p>0.611897</text:p>
          </table:table-cell>
          <table:table-cell table:formula="of:=MAX([.F86:.F91])" office:value-type="float" office:value="0.790253" calcext:value-type="float">
            <text:p>0.790253</text:p>
          </table:table-cell>
          <table:table-cell table:formula="of:=MAX([.G86:.G91])" office:value-type="float" office:value="0.818134" calcext:value-type="float">
            <text:p>0.818134</text:p>
          </table:table-cell>
        </table:table-row>
        <table:table-row table:style-name="ro1">
          <table:table-cell/>
          <table:table-cell table:formula="of:=LOOKUP(MAX([.B93:.G93]);[.B93:.G93];[.$B$5:.$G$5])" office:value-type="string" office:string-value="ngram: 3 alpha: 11" calcext:value-type="string">
            <text:p>ngram: 3 alpha: 1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xperiment NGRAM for ITALYPOWERDEMAND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ItalyPowerDemand - 1096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547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549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GRAM for ITALYPOWERDEMAND with param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gram: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pha: 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456813" calcext:value-type="float">
            <text:p>0.456813</text:p>
          </table:table-cell>
          <table:table-cell office:value-type="float" office:value="0.646594" calcext:value-type="float">
            <text:p>0.646594</text:p>
          </table:table-cell>
          <table:table-cell office:value-type="float" office:value="0.566302" calcext:value-type="float">
            <text:p>0.566302</text:p>
          </table:table-cell>
          <table:table-cell office:value-type="float" office:value="0.453771" calcext:value-type="float">
            <text:p>0.453771</text:p>
          </table:table-cell>
          <table:table-cell office:value-type="float" office:value="0.642944" calcext:value-type="float">
            <text:p>0.642944</text:p>
          </table:table-cell>
          <table:table-cell office:value-type="float" office:value="0.569951" calcext:value-type="float">
            <text:p>0.569951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456584" calcext:value-type="float">
            <text:p>0.456584</text:p>
          </table:table-cell>
          <table:table-cell office:value-type="float" office:value="0.6466" calcext:value-type="float">
            <text:p>0.6466</text:p>
          </table:table-cell>
          <table:table-cell office:value-type="float" office:value="0.567773" calcext:value-type="float">
            <text:p>0.567773</text:p>
          </table:table-cell>
          <table:table-cell office:value-type="float" office:value="0.453599" calcext:value-type="float">
            <text:p>0.453599</text:p>
          </table:table-cell>
          <table:table-cell office:value-type="float" office:value="0.64299" calcext:value-type="float">
            <text:p>0.64299</text:p>
          </table:table-cell>
          <table:table-cell office:value-type="float" office:value="0.571858" calcext:value-type="float">
            <text:p>0.571858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456813" calcext:value-type="float">
            <text:p>0.456813</text:p>
          </table:table-cell>
          <table:table-cell office:value-type="float" office:value="0.646594" calcext:value-type="float">
            <text:p>0.646594</text:p>
          </table:table-cell>
          <table:table-cell office:value-type="float" office:value="0.566302" calcext:value-type="float">
            <text:p>0.566302</text:p>
          </table:table-cell>
          <table:table-cell office:value-type="float" office:value="0.453771" calcext:value-type="float">
            <text:p>0.453771</text:p>
          </table:table-cell>
          <table:table-cell office:value-type="float" office:value="0.642944" calcext:value-type="float">
            <text:p>0.642944</text:p>
          </table:table-cell>
          <table:table-cell office:value-type="float" office:value="0.569951" calcext:value-type="float">
            <text:p>0.569951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457018" calcext:value-type="float">
            <text:p>0.457018</text:p>
          </table:table-cell>
          <table:table-cell office:value-type="float" office:value="0.646602" calcext:value-type="float">
            <text:p>0.646602</text:p>
          </table:table-cell>
          <table:table-cell office:value-type="float" office:value="0.566665" calcext:value-type="float">
            <text:p>0.566665</text:p>
          </table:table-cell>
          <table:table-cell office:value-type="float" office:value="0.453945" calcext:value-type="float">
            <text:p>0.453945</text:p>
          </table:table-cell>
          <table:table-cell office:value-type="float" office:value="0.642984" calcext:value-type="float">
            <text:p>0.642984</text:p>
          </table:table-cell>
          <table:table-cell office:value-type="float" office:value="0.570355" calcext:value-type="float">
            <text:p>0.570355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456915" calcext:value-type="float">
            <text:p>0.456915</text:p>
          </table:table-cell>
          <table:table-cell office:value-type="float" office:value="0.646598" calcext:value-type="float">
            <text:p>0.646598</text:p>
          </table:table-cell>
          <table:table-cell office:value-type="float" office:value="0.566483" calcext:value-type="float">
            <text:p>0.566483</text:p>
          </table:table-cell>
          <table:table-cell office:value-type="float" office:value="0.453858" calcext:value-type="float">
            <text:p>0.453858</text:p>
          </table:table-cell>
          <table:table-cell office:value-type="float" office:value="0.642964" calcext:value-type="float">
            <text:p>0.642964</text:p>
          </table:table-cell>
          <table:table-cell office:value-type="float" office:value="0.570153" calcext:value-type="float">
            <text:p>0.570153</text:p>
          </table:table-cell>
        </table:table-row>
        <table:table-row table:style-name="ro1">
          <table:table-cell office:value-type="string" calcext:value-type="string">
            <text:p>PCC:</text:p>
          </table:table-cell>
          <table:table-cell office:value-type="float" office:value="0.456813" calcext:value-type="float">
            <text:p>0.456813</text:p>
          </table:table-cell>
          <table:table-cell office:value-type="float" office:value="0.646594" calcext:value-type="float">
            <text:p>0.646594</text:p>
          </table:table-cell>
          <table:table-cell office:value-type="float" office:value="0.566302" calcext:value-type="float">
            <text:p>0.566302</text:p>
          </table:table-cell>
          <table:table-cell office:value-type="float" office:value="0.453771" calcext:value-type="float">
            <text:p>0.453771</text:p>
          </table:table-cell>
          <table:table-cell office:value-type="float" office:value="0.642944" calcext:value-type="float">
            <text:p>0.642944</text:p>
          </table:table-cell>
          <table:table-cell office:value-type="float" office:value="0.569951" calcext:value-type="float">
            <text:p>0.569951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0.259S</text:p>
          </table:table-cell>
          <table:table-cell table:formula="of:=MAX([.B105:.B110])" office:value-type="float" office:value="0.457018" calcext:value-type="float">
            <text:p>0.457018</text:p>
          </table:table-cell>
          <table:table-cell table:formula="of:=MAX([.C105:.C110])" office:value-type="float" office:value="0.646602" calcext:value-type="float">
            <text:p>0.646602</text:p>
          </table:table-cell>
          <table:table-cell table:formula="of:=MAX([.D105:.D110])" office:value-type="float" office:value="0.567773" calcext:value-type="float">
            <text:p>0.567773</text:p>
          </table:table-cell>
          <table:table-cell table:formula="of:=MAX([.E105:.E110])" office:value-type="float" office:value="0.453945" calcext:value-type="float">
            <text:p>0.453945</text:p>
          </table:table-cell>
          <table:table-cell table:formula="of:=MAX([.F105:.F110])" office:value-type="float" office:value="0.64299" calcext:value-type="float">
            <text:p>0.64299</text:p>
          </table:table-cell>
          <table:table-cell table:formula="of:=MAX([.G105:.G110])" office:value-type="float" office:value="0.571858" calcext:value-type="float">
            <text:p>0.571858</text:p>
          </table:table-cell>
        </table:table-row>
        <table:table-row table:style-name="ro1">
          <table:table-cell/>
          <table:table-cell table:formula="of:=LOOKUP(MAX([.B112:.G112]);[.B112:.G112];[.$B$5:.$G$5])" office:value-type="string" office:string-value="ngram: 3 alpha: 5" calcext:value-type="string">
            <text:p>ngram: 3 alpha: 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xperiment NGRAM for CHLORINECONCENTRATION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ChlorineConcentration - 4307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3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1000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3' contains 2307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1000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GRAM for CHLORINECONCENTRATION with param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gram: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pha: 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545133" calcext:value-type="float">
            <text:p>0.545133</text:p>
          </table:table-cell>
          <table:table-cell office:value-type="float" office:value="0.541006" calcext:value-type="float">
            <text:p>0.541006</text:p>
          </table:table-cell>
          <table:table-cell office:value-type="float" office:value="0.579805" calcext:value-type="float">
            <text:p>0.579805</text:p>
          </table:table-cell>
          <table:table-cell office:value-type="float" office:value="0.540644" calcext:value-type="float">
            <text:p>0.540644</text:p>
          </table:table-cell>
          <table:table-cell office:value-type="float" office:value="0.506385" calcext:value-type="float">
            <text:p>0.506385</text:p>
          </table:table-cell>
          <table:table-cell office:value-type="float" office:value="0.561025" calcext:value-type="float">
            <text:p>0.561025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360297" calcext:value-type="float">
            <text:p>0.360297</text:p>
          </table:table-cell>
          <table:table-cell office:value-type="float" office:value="0.354056" calcext:value-type="float">
            <text:p>0.354056</text:p>
          </table:table-cell>
          <table:table-cell office:value-type="float" office:value="0.39437" calcext:value-type="float">
            <text:p>0.39437</text:p>
          </table:table-cell>
          <table:table-cell office:value-type="float" office:value="0.353997" calcext:value-type="float">
            <text:p>0.353997</text:p>
          </table:table-cell>
          <table:table-cell office:value-type="float" office:value="0.309864" calcext:value-type="float">
            <text:p>0.309864</text:p>
          </table:table-cell>
          <table:table-cell office:value-type="float" office:value="0.371444" calcext:value-type="float">
            <text:p>0.371444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6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6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6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CC:</text:p>
          </table:table-cell>
          <table:table-cell office:value-type="float" office:value="0.3177" calcext:value-type="float">
            <text:p>0.3177</text:p>
          </table:table-cell>
          <table:table-cell office:value-type="float" office:value="0.311508" calcext:value-type="float">
            <text:p>0.311508</text:p>
          </table:table-cell>
          <table:table-cell office:value-type="float" office:value="0.369708" calcext:value-type="float">
            <text:p>0.369708</text:p>
          </table:table-cell>
          <table:table-cell office:value-type="float" office:value="0.310967" calcext:value-type="float">
            <text:p>0.310967</text:p>
          </table:table-cell>
          <table:table-cell office:value-type="float" office:value="0.259577" calcext:value-type="float">
            <text:p>0.259577</text:p>
          </table:table-cell>
          <table:table-cell office:value-type="float" office:value="0.341537" calcext:value-type="float">
            <text:p>0.341537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2.622S</text:p>
          </table:table-cell>
          <table:table-cell table:formula="of:=MAX([.B125:.B130])" office:value-type="float" office:value="0.545133" calcext:value-type="float">
            <text:p>0.545133</text:p>
          </table:table-cell>
          <table:table-cell table:formula="of:=MAX([.C125:.C130])" office:value-type="float" office:value="0.541006" calcext:value-type="float">
            <text:p>0.541006</text:p>
          </table:table-cell>
          <table:table-cell table:formula="of:=MAX([.D125:.D130])" office:value-type="float" office:value="0.579805" calcext:value-type="float">
            <text:p>0.579805</text:p>
          </table:table-cell>
          <table:table-cell table:formula="of:=MAX([.E125:.E130])" office:value-type="float" office:value="0.540644" calcext:value-type="float">
            <text:p>0.540644</text:p>
          </table:table-cell>
          <table:table-cell table:formula="of:=MAX([.F125:.F130])" office:value-type="float" office:value="0.506385" calcext:value-type="float">
            <text:p>0.506385</text:p>
          </table:table-cell>
          <table:table-cell table:formula="of:=MAX([.G125:.G130])" office:value-type="float" office:value="0.561025" calcext:value-type="float">
            <text:p>0.561025</text:p>
          </table:table-cell>
        </table:table-row>
        <table:table-row table:style-name="ro1">
          <table:table-cell/>
          <table:table-cell table:formula="of:=LOOKUP(MAX([.B132:.G132]);[.B132:.G132];[.$B$5:.$G$5])" office:value-type="string" office:string-value="ngram: 3 alpha: 11" calcext:value-type="string">
            <text:p>ngram: 3 alpha: 1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xperiment NGRAM for TWOPATTERNS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Two_Patterns - 5000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4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1248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3' contains 1245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4' contains 1201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1306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GRAM for TWOPATTERNS with param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gram: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pha: 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684233" calcext:value-type="float">
            <text:p>0.684233</text:p>
          </table:table-cell>
          <table:table-cell office:value-type="float" office:value="0.671333" calcext:value-type="float">
            <text:p>0.671333</text:p>
          </table:table-cell>
          <table:table-cell office:value-type="float" office:value="0.680467" calcext:value-type="float">
            <text:p>0.680467</text:p>
          </table:table-cell>
          <table:table-cell office:value-type="float" office:value="0.667833" calcext:value-type="float">
            <text:p>0.667833</text:p>
          </table:table-cell>
          <table:table-cell office:value-type="float" office:value="0.6645" calcext:value-type="float">
            <text:p>0.6645</text:p>
          </table:table-cell>
          <table:table-cell office:value-type="float" office:value="0.6713" calcext:value-type="float">
            <text:p>0.671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383922" calcext:value-type="float">
            <text:p>0.383922</text:p>
          </table:table-cell>
          <table:table-cell office:value-type="float" office:value="0.34705" calcext:value-type="float">
            <text:p>0.34705</text:p>
          </table:table-cell>
          <table:table-cell office:value-type="float" office:value="0.358673" calcext:value-type="float">
            <text:p>0.358673</text:p>
          </table:table-cell>
          <table:table-cell office:value-type="float" office:value="0.344848" calcext:value-type="float">
            <text:p>0.344848</text:p>
          </table:table-cell>
          <table:table-cell office:value-type="float" office:value="0.32898" calcext:value-type="float">
            <text:p>0.32898</text:p>
          </table:table-cell>
          <table:table-cell office:value-type="float" office:value="0.336444" calcext:value-type="float">
            <text:p>0.336444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6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6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6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CC:</text:p>
          </table:table-cell>
          <table:table-cell office:value-type="float" office:value="0.368467" calcext:value-type="float">
            <text:p>0.368467</text:p>
          </table:table-cell>
          <table:table-cell office:value-type="float" office:value="0.342667" calcext:value-type="float">
            <text:p>0.342667</text:p>
          </table:table-cell>
          <table:table-cell office:value-type="float" office:value="0.360933" calcext:value-type="float">
            <text:p>0.360933</text:p>
          </table:table-cell>
          <table:table-cell office:value-type="float" office:value="0.335667" calcext:value-type="float">
            <text:p>0.335667</text:p>
          </table:table-cell>
          <table:table-cell office:value-type="float" office:value="0.329" calcext:value-type="float">
            <text:p>0.329</text:p>
          </table:table-cell>
          <table:table-cell office:value-type="float" office:value="0.3426" calcext:value-type="float">
            <text:p>0.3426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2.86S</text:p>
          </table:table-cell>
          <table:table-cell table:formula="of:=MAX([.B146:.B151])" office:value-type="float" office:value="0.684233" calcext:value-type="float">
            <text:p>0.684233</text:p>
          </table:table-cell>
          <table:table-cell table:formula="of:=MAX([.C146:.C151])" office:value-type="float" office:value="0.671333" calcext:value-type="float">
            <text:p>0.671333</text:p>
          </table:table-cell>
          <table:table-cell table:formula="of:=MAX([.D146:.D151])" office:value-type="float" office:value="0.680467" calcext:value-type="float">
            <text:p>0.680467</text:p>
          </table:table-cell>
          <table:table-cell table:formula="of:=MAX([.E146:.E151])" office:value-type="float" office:value="0.667833" calcext:value-type="float">
            <text:p>0.667833</text:p>
          </table:table-cell>
          <table:table-cell table:formula="of:=MAX([.F146:.F151])" office:value-type="float" office:value="0.6645" calcext:value-type="float">
            <text:p>0.6645</text:p>
          </table:table-cell>
          <table:table-cell table:formula="of:=MAX([.G146:.G151])" office:value-type="float" office:value="0.6713" calcext:value-type="float">
            <text:p>0.6713</text:p>
          </table:table-cell>
        </table:table-row>
        <table:table-row table:style-name="ro1">
          <table:table-cell/>
          <table:table-cell table:formula="of:=LOOKUP(MAX([.B153:.G153]);[.B153:.G153];[.$B$5:.$G$5])" office:value-type="string" office:string-value="ngram: 3 alpha: 3" calcext:value-type="string">
            <text:p>ngram: 3 alpha: 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xperiment NGRAM for WAFER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wafer - 7164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6402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-1' contains 762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GRAM for WAFER with param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gram: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pha: 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634283" calcext:value-type="float">
            <text:p>0.634283</text:p>
          </table:table-cell>
          <table:table-cell office:value-type="float" office:value="0.534013" calcext:value-type="float">
            <text:p>0.534013</text:p>
          </table:table-cell>
          <table:table-cell office:value-type="float" office:value="0.64652" calcext:value-type="float">
            <text:p>0.64652</text:p>
          </table:table-cell>
          <table:table-cell office:value-type="float" office:value="0.610181" calcext:value-type="float">
            <text:p>0.610181</text:p>
          </table:table-cell>
          <table:table-cell office:value-type="float" office:value="0.539736" calcext:value-type="float">
            <text:p>0.539736</text:p>
          </table:table-cell>
          <table:table-cell office:value-type="float" office:value="0.644938" calcext:value-type="float">
            <text:p>0.644938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732268" calcext:value-type="float">
            <text:p>0.732268</text:p>
          </table:table-cell>
          <table:table-cell office:value-type="float" office:value="0.662295" calcext:value-type="float">
            <text:p>0.662295</text:p>
          </table:table-cell>
          <table:table-cell office:value-type="float" office:value="0.730798" calcext:value-type="float">
            <text:p>0.730798</text:p>
          </table:table-cell>
          <table:table-cell office:value-type="float" office:value="0.714215" calcext:value-type="float">
            <text:p>0.714215</text:p>
          </table:table-cell>
          <table:table-cell office:value-type="float" office:value="0.664918" calcext:value-type="float">
            <text:p>0.664918</text:p>
          </table:table-cell>
          <table:table-cell office:value-type="float" office:value="0.729403" calcext:value-type="float">
            <text:p>0.729403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634283" calcext:value-type="float">
            <text:p>0.634283</text:p>
          </table:table-cell>
          <table:table-cell office:value-type="float" office:value="0.534013" calcext:value-type="float">
            <text:p>0.534013</text:p>
          </table:table-cell>
          <table:table-cell office:value-type="float" office:value="0.64652" calcext:value-type="float">
            <text:p>0.64652</text:p>
          </table:table-cell>
          <table:table-cell office:value-type="float" office:value="0.610181" calcext:value-type="float">
            <text:p>0.610181</text:p>
          </table:table-cell>
          <table:table-cell office:value-type="float" office:value="0.539736" calcext:value-type="float">
            <text:p>0.539736</text:p>
          </table:table-cell>
          <table:table-cell office:value-type="float" office:value="0.644938" calcext:value-type="float">
            <text:p>0.644938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699038" calcext:value-type="float">
            <text:p>0.699038</text:p>
          </table:table-cell>
          <table:table-cell office:value-type="float" office:value="0.774584" calcext:value-type="float">
            <text:p>0.774584</text:p>
          </table:table-cell>
          <table:table-cell office:value-type="float" office:value="0.542875" calcext:value-type="float">
            <text:p>0.542875</text:p>
          </table:table-cell>
          <table:table-cell office:value-type="float" office:value="0.685764" calcext:value-type="float">
            <text:p>0.685764</text:p>
          </table:table-cell>
          <table:table-cell office:value-type="float" office:value="0.745206" calcext:value-type="float">
            <text:p>0.745206</text:p>
          </table:table-cell>
          <table:table-cell office:value-type="float" office:value="0.538062" calcext:value-type="float">
            <text:p>0.538062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665865" calcext:value-type="float">
            <text:p>0.665865</text:p>
          </table:table-cell>
          <table:table-cell office:value-type="float" office:value="0.643146" calcext:value-type="float">
            <text:p>0.643146</text:p>
          </table:table-cell>
          <table:table-cell office:value-type="float" office:value="0.592435" calcext:value-type="float">
            <text:p>0.592435</text:p>
          </table:table-cell>
          <table:table-cell office:value-type="float" office:value="0.646865" calcext:value-type="float">
            <text:p>0.646865</text:p>
          </table:table-cell>
          <table:table-cell office:value-type="float" office:value="0.634203" calcext:value-type="float">
            <text:p>0.634203</text:p>
          </table:table-cell>
          <table:table-cell office:value-type="float" office:value="0.589081" calcext:value-type="float">
            <text:p>0.589081</text:p>
          </table:table-cell>
        </table:table-row>
        <table:table-row table:style-name="ro1">
          <table:table-cell office:value-type="string" calcext:value-type="string">
            <text:p>PCC:</text:p>
          </table:table-cell>
          <table:table-cell office:value-type="float" office:value="0.634283" calcext:value-type="float">
            <text:p>0.634283</text:p>
          </table:table-cell>
          <table:table-cell office:value-type="float" office:value="0.534013" calcext:value-type="float">
            <text:p>0.534013</text:p>
          </table:table-cell>
          <table:table-cell office:value-type="float" office:value="0.64652" calcext:value-type="float">
            <text:p>0.64652</text:p>
          </table:table-cell>
          <table:table-cell office:value-type="float" office:value="0.610181" calcext:value-type="float">
            <text:p>0.610181</text:p>
          </table:table-cell>
          <table:table-cell office:value-type="float" office:value="0.539736" calcext:value-type="float">
            <text:p>0.539736</text:p>
          </table:table-cell>
          <table:table-cell office:value-type="float" office:value="0.644938" calcext:value-type="float">
            <text:p>0.644938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4.116S</text:p>
          </table:table-cell>
          <table:table-cell table:formula="of:=MAX([.B165:.B170])" office:value-type="float" office:value="0.732268" calcext:value-type="float">
            <text:p>0.732268</text:p>
          </table:table-cell>
          <table:table-cell table:formula="of:=MAX([.C165:.C170])" office:value-type="float" office:value="0.774584" calcext:value-type="float">
            <text:p>0.774584</text:p>
          </table:table-cell>
          <table:table-cell table:formula="of:=MAX([.D165:.D170])" office:value-type="float" office:value="0.730798" calcext:value-type="float">
            <text:p>0.730798</text:p>
          </table:table-cell>
          <table:table-cell table:formula="of:=MAX([.E165:.E170])" office:value-type="float" office:value="0.714215" calcext:value-type="float">
            <text:p>0.714215</text:p>
          </table:table-cell>
          <table:table-cell table:formula="of:=MAX([.F165:.F170])" office:value-type="float" office:value="0.745206" calcext:value-type="float">
            <text:p>0.745206</text:p>
          </table:table-cell>
          <table:table-cell table:formula="of:=MAX([.G165:.G170])" office:value-type="float" office:value="0.729403" calcext:value-type="float">
            <text:p>0.729403</text:p>
          </table:table-cell>
        </table:table-row>
        <table:table-row table:style-name="ro1">
          <table:table-cell/>
          <table:table-cell table:formula="of:=LOOKUP(MAX([.B172:.G172]);[.B172:.G172];[.$B$5:.$G$5])" office:value-type="string" office:string-value="ngram: 3 alpha: 5" calcext:value-type="string">
            <text:p>ngram: 3 alpha: 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xperiment NGRAM for INLINESKATE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InlineSkate - 650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7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100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3' contains 103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7' contains 62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6' contains 98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4' contains 108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5' contains 117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62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GRAM for INLINESKATE with param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gram: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pha: 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770842" calcext:value-type="float">
            <text:p>0.770842</text:p>
          </table:table-cell>
          <table:table-cell office:value-type="float" office:value="0.763516" calcext:value-type="float">
            <text:p>0.763516</text:p>
          </table:table-cell>
          <table:table-cell office:value-type="float" office:value="0.773773" calcext:value-type="float">
            <text:p>0.773773</text:p>
          </table:table-cell>
          <table:table-cell office:value-type="float" office:value="0.774799" calcext:value-type="float">
            <text:p>0.774799</text:p>
          </table:table-cell>
          <table:table-cell office:value-type="float" office:value="0.765275" calcext:value-type="float">
            <text:p>0.765275</text:p>
          </table:table-cell>
          <table:table-cell office:value-type="float" office:value="0.773919" calcext:value-type="float">
            <text:p>0.773919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189876" calcext:value-type="float">
            <text:p>0.189876</text:p>
          </table:table-cell>
          <table:table-cell office:value-type="float" office:value="0.189692" calcext:value-type="float">
            <text:p>0.189692</text:p>
          </table:table-cell>
          <table:table-cell office:value-type="float" office:value="0.207921" calcext:value-type="float">
            <text:p>0.207921</text:p>
          </table:table-cell>
          <table:table-cell office:value-type="float" office:value="0.197522" calcext:value-type="float">
            <text:p>0.197522</text:p>
          </table:table-cell>
          <table:table-cell office:value-type="float" office:value="0.192419" calcext:value-type="float">
            <text:p>0.192419</text:p>
          </table:table-cell>
          <table:table-cell office:value-type="float" office:value="0.206872" calcext:value-type="float">
            <text:p>0.206872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6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6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6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CC:</text:p>
          </table:table-cell>
          <table:table-cell office:value-type="float" office:value="0.197949" calcext:value-type="float">
            <text:p>0.197949</text:p>
          </table:table-cell>
          <table:table-cell office:value-type="float" office:value="0.172308" calcext:value-type="float">
            <text:p>0.172308</text:p>
          </table:table-cell>
          <table:table-cell office:value-type="float" office:value="0.208205" calcext:value-type="float">
            <text:p>0.208205</text:p>
          </table:table-cell>
          <table:table-cell office:value-type="float" office:value="0.211795" calcext:value-type="float">
            <text:p>0.211795</text:p>
          </table:table-cell>
          <table:table-cell office:value-type="float" office:value="0.178462" calcext:value-type="float">
            <text:p>0.178462</text:p>
          </table:table-cell>
          <table:table-cell office:value-type="float" office:value="0.208718" calcext:value-type="float">
            <text:p>0.208718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3.595S</text:p>
          </table:table-cell>
          <table:table-cell table:formula="of:=MAX([.B189:.B194])" office:value-type="float" office:value="0.770842" calcext:value-type="float">
            <text:p>0.770842</text:p>
          </table:table-cell>
          <table:table-cell table:formula="of:=MAX([.C189:.C194])" office:value-type="float" office:value="0.763516" calcext:value-type="float">
            <text:p>0.763516</text:p>
          </table:table-cell>
          <table:table-cell table:formula="of:=MAX([.D189:.D194])" office:value-type="float" office:value="0.773773" calcext:value-type="float">
            <text:p>0.773773</text:p>
          </table:table-cell>
          <table:table-cell table:formula="of:=MAX([.E189:.E194])" office:value-type="float" office:value="0.774799" calcext:value-type="float">
            <text:p>0.774799</text:p>
          </table:table-cell>
          <table:table-cell table:formula="of:=MAX([.F189:.F194])" office:value-type="float" office:value="0.765275" calcext:value-type="float">
            <text:p>0.765275</text:p>
          </table:table-cell>
          <table:table-cell table:formula="of:=MAX([.G189:.G194])" office:value-type="float" office:value="0.773919" calcext:value-type="float">
            <text:p>0.773919</text:p>
          </table:table-cell>
        </table:table-row>
        <table:table-row table:style-name="ro1">
          <table:table-cell/>
          <table:table-cell table:formula="of:=LOOKUP(MAX([.B196:.G196]);[.B196:.G196];[.$B$5:.$G$5])" office:value-type="string" office:string-value="ngram: 2 alpha: 3" calcext:value-type="string">
            <text:p>ngram: 2 alpha: 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xperiment NGRAM for PATIENTS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0' contains 65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51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GRAM for PATIENTS with param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gram: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pha: 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448276" calcext:value-type="float">
            <text:p>0.448276</text:p>
          </table:table-cell>
          <table:table-cell office:value-type="float" office:value="0.528736" calcext:value-type="float">
            <text:p>0.528736</text:p>
          </table:table-cell>
          <table:table-cell office:value-type="float" office:value="0.548851" calcext:value-type="float">
            <text:p>0.548851</text:p>
          </table:table-cell>
          <table:table-cell office:value-type="float" office:value="0.474138" calcext:value-type="float">
            <text:p>0.474138</text:p>
          </table:table-cell>
          <table:table-cell office:value-type="float" office:value="0.531609" calcext:value-type="float">
            <text:p>0.531609</text:p>
          </table:table-cell>
          <table:table-cell office:value-type="float" office:value="0.520115" calcext:value-type="float">
            <text:p>0.520115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457653" calcext:value-type="float">
            <text:p>0.457653</text:p>
          </table:table-cell>
          <table:table-cell office:value-type="float" office:value="0.532933" calcext:value-type="float">
            <text:p>0.532933</text:p>
          </table:table-cell>
          <table:table-cell office:value-type="float" office:value="0.56184" calcext:value-type="float">
            <text:p>0.56184</text:p>
          </table:table-cell>
          <table:table-cell office:value-type="float" office:value="0.48196" calcext:value-type="float">
            <text:p>0.48196</text:p>
          </table:table-cell>
          <table:table-cell office:value-type="float" office:value="0.532782" calcext:value-type="float">
            <text:p>0.532782</text:p>
          </table:table-cell>
          <table:table-cell office:value-type="float" office:value="0.525839" calcext:value-type="float">
            <text:p>0.525839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448276" calcext:value-type="float">
            <text:p>0.448276</text:p>
          </table:table-cell>
          <table:table-cell office:value-type="float" office:value="0.528736" calcext:value-type="float">
            <text:p>0.528736</text:p>
          </table:table-cell>
          <table:table-cell office:value-type="float" office:value="0.548851" calcext:value-type="float">
            <text:p>0.548851</text:p>
          </table:table-cell>
          <table:table-cell office:value-type="float" office:value="0.474138" calcext:value-type="float">
            <text:p>0.474138</text:p>
          </table:table-cell>
          <table:table-cell office:value-type="float" office:value="0.531609" calcext:value-type="float">
            <text:p>0.531609</text:p>
          </table:table-cell>
          <table:table-cell office:value-type="float" office:value="0.520115" calcext:value-type="float">
            <text:p>0.520115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488275" calcext:value-type="float">
            <text:p>0.488275</text:p>
          </table:table-cell>
          <table:table-cell office:value-type="float" office:value="0.531697" calcext:value-type="float">
            <text:p>0.531697</text:p>
          </table:table-cell>
          <table:table-cell office:value-type="float" office:value="0.57845" calcext:value-type="float">
            <text:p>0.57845</text:p>
          </table:table-cell>
          <table:table-cell office:value-type="float" office:value="0.493082" calcext:value-type="float">
            <text:p>0.493082</text:p>
          </table:table-cell>
          <table:table-cell office:value-type="float" office:value="0.522689" calcext:value-type="float">
            <text:p>0.522689</text:p>
          </table:table-cell>
          <table:table-cell office:value-type="float" office:value="0.529156" calcext:value-type="float">
            <text:p>0.529156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467821" calcext:value-type="float">
            <text:p>0.467821</text:p>
          </table:table-cell>
          <table:table-cell office:value-type="float" office:value="0.530213" calcext:value-type="float">
            <text:p>0.530213</text:p>
          </table:table-cell>
          <table:table-cell office:value-type="float" office:value="0.563456" calcext:value-type="float">
            <text:p>0.563456</text:p>
          </table:table-cell>
          <table:table-cell office:value-type="float" office:value="0.483504" calcext:value-type="float">
            <text:p>0.483504</text:p>
          </table:table-cell>
          <table:table-cell office:value-type="float" office:value="0.527129" calcext:value-type="float">
            <text:p>0.527129</text:p>
          </table:table-cell>
          <table:table-cell office:value-type="float" office:value="0.524614" calcext:value-type="float">
            <text:p>0.524614</text:p>
          </table:table-cell>
        </table:table-row>
        <table:table-row table:style-name="ro1">
          <table:table-cell office:value-type="string" calcext:value-type="string">
            <text:p>PCC:</text:p>
          </table:table-cell>
          <table:table-cell office:value-type="float" office:value="0.448276" calcext:value-type="float">
            <text:p>0.448276</text:p>
          </table:table-cell>
          <table:table-cell office:value-type="float" office:value="0.528736" calcext:value-type="float">
            <text:p>0.528736</text:p>
          </table:table-cell>
          <table:table-cell office:value-type="float" office:value="0.548851" calcext:value-type="float">
            <text:p>0.548851</text:p>
          </table:table-cell>
          <table:table-cell office:value-type="float" office:value="0.474138" calcext:value-type="float">
            <text:p>0.474138</text:p>
          </table:table-cell>
          <table:table-cell office:value-type="float" office:value="0.531609" calcext:value-type="float">
            <text:p>0.531609</text:p>
          </table:table-cell>
          <table:table-cell office:value-type="float" office:value="0.520115" calcext:value-type="float">
            <text:p>0.520115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0.953S</text:p>
          </table:table-cell>
          <table:table-cell table:formula="of:=MAX([.B207:.B212])" office:value-type="float" office:value="0.488275" calcext:value-type="float">
            <text:p>0.488275</text:p>
          </table:table-cell>
          <table:table-cell table:formula="of:=MAX([.C207:.C212])" office:value-type="float" office:value="0.532933" calcext:value-type="float">
            <text:p>0.532933</text:p>
          </table:table-cell>
          <table:table-cell table:formula="of:=MAX([.D207:.D212])" office:value-type="float" office:value="0.57845" calcext:value-type="float">
            <text:p>0.57845</text:p>
          </table:table-cell>
          <table:table-cell table:formula="of:=MAX([.E207:.E212])" office:value-type="float" office:value="0.493082" calcext:value-type="float">
            <text:p>0.493082</text:p>
          </table:table-cell>
          <table:table-cell table:formula="of:=MAX([.F207:.F212])" office:value-type="float" office:value="0.532782" calcext:value-type="float">
            <text:p>0.532782</text:p>
          </table:table-cell>
          <table:table-cell table:formula="of:=MAX([.G207:.G212])" office:value-type="float" office:value="0.529156" calcext:value-type="float">
            <text:p>0.529156</text:p>
          </table:table-cell>
        </table:table-row>
        <table:table-row table:style-name="ro1">
          <table:table-cell/>
          <table:table-cell table:formula="of:=LOOKUP(MAX([.B214:.G214]);[.B214:.G214];[.$B$5:.$G$5])" office:value-type="string" office:string-value="ngram: 3 alpha: 11" calcext:value-type="string">
            <text:p>ngram: 3 alpha: 1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3T19:50:27.002000000</meta:creation-date>
    <meta:generator>LibreOffice/4.4.1.2$Windows_x86 LibreOffice_project/45e2de17089c24a1fa810c8f975a7171ba4cd432</meta:generator>
    <dc:date>2015-10-03T22:27:09.225000000</dc:date>
    <meta:editing-duration>PT2H36M41S</meta:editing-duration>
    <meta:editing-cycles>3</meta:editing-cycles>
    <meta:document-statistic meta:table-count="1" meta:cell-count="674" meta:object-count="0"/>
  </office:meta>
</office:document-meta>
</file>